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2pt" style:language-asian="none" style:country-asian="none" style:font-style-asian="normal" style:font-weight-asian="normal" style:font-name-complex="Monospace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6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N=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1" table:default-cell-style-name="ce1"/>
        <table:table-row table:style-name="ro1">
          <table:table-cell table:number-columns-repeated="64"/>
        </table:table-row>
        <table:table-row table:style-name="ro1">
          <table:table-cell table:style-name="ce8" office:value-type="string" calcext:value-type="string" table:number-columns-spanned="3" table:number-rows-spanned="1">
            <text:p>Complex Sine Wave</text:p>
          </table:table-cell>
          <table:covered-table-cell table:number-columns-repeated="2" table:style-name="ce10"/>
          <table:table-cell table:number-columns-repeated="61"/>
        </table:table-row>
        <table:table-row table:style-name="ro2">
          <table:table-cell table:style-name="ce9" office:value-type="string" calcext:value-type="string">
            <text:p>No of Cells</text:p>
          </table:table-cell>
          <table:table-cell table:style-name="ce9" office:value-type="string" calcext:value-type="string">
            <text:p><text:span text:style-name="T1">L</text:span><text:span text:style-name="T2">max</text:span> Error</text:p>
          </table:table-cell>
          <table:table-cell table:style-name="ce9" office:value-type="string" calcext:value-type="string">
            <text:p>Convergence</text:p>
          </table:table-cell>
          <table:table-cell table:number-columns-repeated="61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1" office:value-type="float" office:value="0.014633102950905" calcext:value-type="float">
            <text:p>1.46E-02</text:p>
          </table:table-cell>
          <table:table-cell table:style-name="ce10"/>
          <table:table-cell table:number-columns-repeated="61"/>
        </table:table-row>
        <table:table-row table:style-name="ro1">
          <table:table-cell table:style-name="ce10" office:value-type="float" office:value="64" calcext:value-type="float">
            <text:p>64</text:p>
          </table:table-cell>
          <table:table-cell table:style-name="ce11" office:value-type="float" office:value="0.00195887598106892" calcext:value-type="float">
            <text:p>1.96E-03</text:p>
          </table:table-cell>
          <table:table-cell table:style-name="ce10" table:formula="of:=LOG([.B4]/[.B5])/LOG(2)" office:value-type="float" office:value="2.9011377587899" calcext:value-type="float">
            <text:p>2.9011377587899</text:p>
          </table:table-cell>
          <table:table-cell table:number-columns-repeated="61"/>
        </table:table-row>
        <table:table-row table:style-name="ro1">
          <table:table-cell table:style-name="ce10" office:value-type="float" office:value="128" calcext:value-type="float">
            <text:p>128</text:p>
          </table:table-cell>
          <table:table-cell table:style-name="ce11" office:value-type="float" office:value="0.000247044759303261" calcext:value-type="float">
            <text:p>2.47E-04</text:p>
          </table:table-cell>
          <table:table-cell table:style-name="ce10" table:formula="of:=LOG([.B5]/[.B6])/LOG(2)" office:value-type="float" office:value="2.98718170510082" calcext:value-type="float">
            <text:p>2.98718170510082</text:p>
          </table:table-cell>
          <table:table-cell table:number-columns-repeated="61"/>
        </table:table-row>
        <table:table-row table:style-name="ro1">
          <table:table-cell table:style-name="ce10" office:value-type="float" office:value="256" calcext:value-type="float">
            <text:p>256</text:p>
          </table:table-cell>
          <table:table-cell table:style-name="ce11" office:value-type="float" office:value="0.0000309116889372074" calcext:value-type="float">
            <text:p>3.09E-05</text:p>
          </table:table-cell>
          <table:table-cell table:style-name="ce10" table:formula="of:=LOG([.B6]/[.B7])/LOG(2)" office:value-type="float" office:value="2.99854806472104" calcext:value-type="float">
            <text:p>2.99854806472104</text:p>
          </table:table-cell>
          <table:table-cell table:number-columns-repeated="61"/>
        </table:table-row>
        <table:table-row table:style-name="ro1">
          <table:table-cell table:style-name="ce10" office:value-type="float" office:value="512" calcext:value-type="float">
            <text:p>512</text:p>
          </table:table-cell>
          <table:table-cell table:style-name="ce12" office:value-type="float" office:value="0.00000386201138224962" calcext:value-type="float">
            <text:p>3.86E-06</text:p>
          </table:table-cell>
          <table:table-cell table:style-name="ce10" table:formula="of:=LOG([.B7]/[.B8])/LOG(2)" office:value-type="float" office:value="3.000728160224" calcext:value-type="float">
            <text:p>3.000728160224</text:p>
          </table:table-cell>
          <table:table-cell table:number-columns-repeated="3"/>
          <table:table-cell table:style-name="ce13" office:value-type="string" calcext:value-type="string" table:number-columns-spanned="2" table:number-rows-spanned="1">
            <text:p>Parameters</text:p>
          </table:table-cell>
          <table:covered-table-cell table:style-name="ce15"/>
          <table:table-cell table:number-columns-repeated="56"/>
        </table:table-row>
        <table:table-row table:style-name="ro1">
          <table:table-cell table:style-name="ce10" office:value-type="float" office:value="1024" calcext:value-type="float">
            <text:p>1024</text:p>
          </table:table-cell>
          <table:table-cell table:style-name="ce12" office:value-type="float" office:value="0.000000482764892950627" calcext:value-type="float">
            <text:p>4.83E-07</text:p>
          </table:table-cell>
          <table:table-cell table:style-name="ce10" table:formula="of:=LOG([.B8]/[.B9])/LOG(2)" office:value-type="float" office:value="2.99995974517196" calcext:value-type="float">
            <text:p>2.99995974517196</text:p>
          </table:table-cell>
          <table:table-cell table:number-columns-repeated="3"/>
          <table:table-cell table:style-name="ce14" office:value-type="string" calcext:value-type="string">
            <text:p>Final Time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14" office:value-type="string" calcext:value-type="string">
            <text:p>CFL</text:p>
          </table:table-cell>
          <table:table-cell table:style-name="ce14" office:value-type="float" office:value="0.9" calcext:value-type="float">
            <text:p>0.9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 table:number-columns-spanned="3" table:number-rows-spanned="1">
            <text:p>Sine Power Wave</text:p>
          </table:table-cell>
          <table:covered-table-cell table:number-columns-repeated="2" table:style-name="ce10"/>
          <table:table-cell table:number-columns-repeated="61"/>
        </table:table-row>
        <table:table-row table:style-name="ro2">
          <table:table-cell table:style-name="ce9" office:value-type="string" calcext:value-type="string">
            <text:p>No of Cells</text:p>
          </table:table-cell>
          <table:table-cell table:style-name="ce9" office:value-type="string" calcext:value-type="string">
            <text:p><text:span text:style-name="T1">L</text:span><text:span text:style-name="T2">max</text:span> Error</text:p>
          </table:table-cell>
          <table:table-cell table:style-name="ce9" office:value-type="string" calcext:value-type="string">
            <text:p>Convergence</text:p>
          </table:table-cell>
          <table:table-cell table:number-columns-repeated="61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1" office:value-type="float" office:value="0.104700515331878" calcext:value-type="float">
            <text:p>1.05E-01</text:p>
          </table:table-cell>
          <table:table-cell table:style-name="ce10"/>
          <table:table-cell table:number-columns-repeated="61"/>
        </table:table-row>
        <table:table-row table:style-name="ro1">
          <table:table-cell table:style-name="ce10" office:value-type="float" office:value="64" calcext:value-type="float">
            <text:p>64</text:p>
          </table:table-cell>
          <table:table-cell table:style-name="ce11" office:value-type="float" office:value="0.0185368611461183" calcext:value-type="float">
            <text:p>1.85E-02</text:p>
          </table:table-cell>
          <table:table-cell table:style-name="ce10" table:formula="of:=LOG([.B13]/[.B14])/LOG(2)" office:value-type="float" office:value="2.49779966552886" calcext:value-type="float">
            <text:p>2.49779966552886</text:p>
          </table:table-cell>
          <table:table-cell table:number-columns-repeated="61"/>
        </table:table-row>
        <table:table-row table:style-name="ro1">
          <table:table-cell table:style-name="ce10" office:value-type="float" office:value="128" calcext:value-type="float">
            <text:p>128</text:p>
          </table:table-cell>
          <table:table-cell table:style-name="ce11" office:value-type="float" office:value="0.00242787746494511" calcext:value-type="float">
            <text:p>2.43E-03</text:p>
          </table:table-cell>
          <table:table-cell table:style-name="ce10" table:formula="of:=LOG([.B14]/[.B15])/LOG(2)" office:value-type="float" office:value="2.93262945685596" calcext:value-type="float">
            <text:p>2.93262945685596</text:p>
          </table:table-cell>
          <table:table-cell table:number-columns-repeated="61"/>
        </table:table-row>
        <table:table-row table:style-name="ro1">
          <table:table-cell table:style-name="ce10" office:value-type="float" office:value="256" calcext:value-type="float">
            <text:p>256</text:p>
          </table:table-cell>
          <table:table-cell table:style-name="ce11" office:value-type="float" office:value="0.000305350447045272" calcext:value-type="float">
            <text:p>3.05E-04</text:p>
          </table:table-cell>
          <table:table-cell table:style-name="ce10" table:formula="of:=LOG([.B15]/[.B16])/LOG(2)" office:value-type="float" office:value="2.99115774810656" calcext:value-type="float">
            <text:p>2.99115774810656</text:p>
          </table:table-cell>
          <table:table-cell table:number-columns-repeated="61"/>
        </table:table-row>
        <table:table-row table:style-name="ro1">
          <table:table-cell table:style-name="ce10" office:value-type="float" office:value="512" calcext:value-type="float">
            <text:p>512</text:p>
          </table:table-cell>
          <table:table-cell table:style-name="ce12" office:value-type="float" office:value="0.0000381741047824624" calcext:value-type="float">
            <text:p>3.82E-05</text:p>
          </table:table-cell>
          <table:table-cell table:style-name="ce10" table:formula="of:=LOG([.B16]/[.B17])/LOG(2)" office:value-type="float" office:value="2.99979972732766" calcext:value-type="float">
            <text:p>2.99979972732766</text:p>
          </table:table-cell>
          <table:table-cell table:number-columns-repeated="61"/>
        </table:table-row>
        <table:table-row table:style-name="ro1">
          <table:table-cell table:style-name="ce10" office:value-type="float" office:value="1024" calcext:value-type="float">
            <text:p>1024</text:p>
          </table:table-cell>
          <table:table-cell table:style-name="ce12" office:value-type="float" office:value="0.00000477214682170768" calcext:value-type="float">
            <text:p>4.77E-06</text:p>
          </table:table-cell>
          <table:table-cell table:style-name="ce10" table:formula="of:=LOG([.B17]/[.B18])/LOG(2)" office:value-type="float" office:value="2.99988398956562" calcext:value-type="float">
            <text:p>2.99988398956562</text:p>
          </table:table-cell>
          <table:table-cell table:number-columns-repeated="61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=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4" table:number-columns-repeated="52" table:default-cell-style-name="ce1"/>
        <table:table-row table:style-name="ro1">
          <table:table-cell table:number-columns-repeated="64"/>
        </table:table-row>
        <table:table-row table:style-name="ro1">
          <table:table-cell table:style-name="ce8" office:value-type="string" calcext:value-type="string" table:number-columns-spanned="3" table:number-rows-spanned="1">
            <text:p>Complex Sine Wave</text:p>
          </table:table-cell>
          <table:covered-table-cell table:number-columns-repeated="2" table:style-name="ce10"/>
          <table:table-cell table:number-columns-repeated="61"/>
        </table:table-row>
        <table:table-row table:style-name="ro2">
          <table:table-cell table:style-name="ce9" office:value-type="string" calcext:value-type="string">
            <text:p>No of Cells</text:p>
          </table:table-cell>
          <table:table-cell table:style-name="ce9" office:value-type="string" calcext:value-type="string">
            <text:p><text:span text:style-name="T1">L</text:span><text:span text:style-name="T2">max</text:span> Error</text:p>
          </table:table-cell>
          <table:table-cell table:style-name="ce9" office:value-type="string" calcext:value-type="string">
            <text:p>Convergence</text:p>
          </table:table-cell>
          <table:table-cell table:number-columns-repeated="61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1" office:value-type="float" office:value="0.000758443388531482" calcext:value-type="float">
            <text:p>7.58E-04</text:p>
          </table:table-cell>
          <table:table-cell table:style-name="ce10"/>
          <table:table-cell table:number-columns-repeated="61"/>
        </table:table-row>
        <table:table-row table:style-name="ro1">
          <table:table-cell table:style-name="ce10" office:value-type="float" office:value="64" calcext:value-type="float">
            <text:p>64</text:p>
          </table:table-cell>
          <table:table-cell table:style-name="ce11" office:value-type="float" office:value="0.0000417292988165729" calcext:value-type="float">
            <text:p>4.17E-05</text:p>
          </table:table-cell>
          <table:table-cell table:style-name="ce10" table:formula="of:=LOG([.B4]/[.B5])/LOG(2)" office:value-type="float" office:value="4.18390891524308" calcext:value-type="float">
            <text:p>4.18390891524308</text:p>
          </table:table-cell>
          <table:table-cell table:number-columns-repeated="61"/>
        </table:table-row>
        <table:table-row table:style-name="ro1">
          <table:table-cell table:style-name="ce10" office:value-type="float" office:value="128" calcext:value-type="float">
            <text:p>128</text:p>
          </table:table-cell>
          <table:table-cell table:style-name="ce11" office:value-type="float" office:value="0.00000236148112078838" calcext:value-type="float">
            <text:p>2.36E-06</text:p>
          </table:table-cell>
          <table:table-cell table:style-name="ce10" table:formula="of:=LOG([.B5]/[.B6])/LOG(2)" office:value-type="float" office:value="4.14329677218471" calcext:value-type="float">
            <text:p>4.14329677218471</text:p>
          </table:table-cell>
          <table:table-cell table:number-columns-repeated="61"/>
        </table:table-row>
        <table:table-row table:style-name="ro1">
          <table:table-cell table:style-name="ce10" office:value-type="float" office:value="256" calcext:value-type="float">
            <text:p>256</text:p>
          </table:table-cell>
          <table:table-cell table:style-name="ce11" office:value-type="float" office:value="0.000000142974926925499" calcext:value-type="float">
            <text:p>1.43E-07</text:p>
          </table:table-cell>
          <table:table-cell table:style-name="ce10" table:formula="of:=LOG([.B6]/[.B7])/LOG(2)" office:value-type="float" office:value="4.04585792840233" calcext:value-type="float">
            <text:p>4.04585792840233</text:p>
          </table:table-cell>
          <table:table-cell table:number-columns-repeated="61"/>
        </table:table-row>
        <table:table-row table:style-name="ro1">
          <table:table-cell table:style-name="ce10" office:value-type="float" office:value="512" calcext:value-type="float">
            <text:p>512</text:p>
          </table:table-cell>
          <table:table-cell table:style-name="ce12" office:value-type="float" office:value="0.00000000886090502361103" calcext:value-type="float">
            <text:p>8.86E-09</text:p>
          </table:table-cell>
          <table:table-cell table:style-name="ce10" table:formula="of:=LOG([.B7]/[.B8])/LOG(2)" office:value-type="float" office:value="4.012164299536" calcext:value-type="float">
            <text:p>4.012164299536</text:p>
          </table:table-cell>
          <table:table-cell table:number-columns-repeated="3"/>
          <table:table-cell table:style-name="ce13" office:value-type="string" calcext:value-type="string" table:number-columns-spanned="2" table:number-rows-spanned="1">
            <text:p>Parameters</text:p>
          </table:table-cell>
          <table:covered-table-cell table:style-name="ce15"/>
          <table:table-cell table:number-columns-repeated="56"/>
        </table:table-row>
        <table:table-row table:style-name="ro1">
          <table:table-cell table:style-name="ce10" office:value-type="float" office:value="1024" calcext:value-type="float">
            <text:p>1024</text:p>
          </table:table-cell>
          <table:table-cell table:style-name="ce12" office:value-type="float" office:value="0.000000000534911330507537" calcext:value-type="float">
            <text:p>5.35E-10</text:p>
          </table:table-cell>
          <table:table-cell table:style-name="ce10" table:formula="of:=LOG([.B8]/[.B9])/LOG(2)" office:value-type="float" office:value="4.05008239008937" calcext:value-type="float">
            <text:p>4.05008239008937</text:p>
          </table:table-cell>
          <table:table-cell table:number-columns-repeated="3"/>
          <table:table-cell table:style-name="ce14" office:value-type="string" calcext:value-type="string">
            <text:p>Final Time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14" office:value-type="string" calcext:value-type="string">
            <text:p>CFL</text:p>
          </table:table-cell>
          <table:table-cell table:style-name="ce14" office:value-type="float" office:value="0.9" calcext:value-type="float">
            <text:p>0.9</text:p>
          </table:table-cell>
          <table:table-cell/>
          <table:table-cell table:style-name="ce8" office:value-type="string" calcext:value-type="string" table:number-columns-spanned="3" table:number-rows-spanned="1">
            <text:p>Sine Power Wave (MWENO)</text:p>
          </table:table-cell>
          <table:covered-table-cell table:number-columns-repeated="2" table:style-name="ce10"/>
          <table:table-cell table:number-columns-repeated="52"/>
        </table:table-row>
        <table:table-row table:style-name="ro2">
          <table:table-cell table:style-name="ce8" office:value-type="string" calcext:value-type="string" table:number-columns-spanned="3" table:number-rows-spanned="1">
            <text:p>Sine Power Wave (WENO)</text:p>
          </table:table-cell>
          <table:covered-table-cell table:number-columns-repeated="2" table:style-name="ce10"/>
          <table:table-cell table:number-columns-repeated="6"/>
          <table:table-cell table:style-name="ce9" office:value-type="string" calcext:value-type="string">
            <text:p>No of Cells</text:p>
          </table:table-cell>
          <table:table-cell table:style-name="ce9" office:value-type="string" calcext:value-type="string">
            <text:p><text:span text:style-name="T1">L</text:span><text:span text:style-name="T2">max</text:span> Error</text:p>
          </table:table-cell>
          <table:table-cell table:style-name="ce9" office:value-type="string" calcext:value-type="string">
            <text:p>Convergence</text:p>
          </table:table-cell>
          <table:table-cell table:number-columns-repeated="52"/>
        </table:table-row>
        <table:table-row table:style-name="ro2">
          <table:table-cell table:style-name="ce9" office:value-type="string" calcext:value-type="string">
            <text:p>No of Cells</text:p>
          </table:table-cell>
          <table:table-cell table:style-name="ce9" office:value-type="string" calcext:value-type="string">
            <text:p><text:span text:style-name="T1">L</text:span><text:span text:style-name="T2">max</text:span> Error</text:p>
          </table:table-cell>
          <table:table-cell table:style-name="ce9" office:value-type="string" calcext:value-type="string">
            <text:p>Convergence</text:p>
          </table:table-cell>
          <table:table-cell table:number-columns-repeated="6"/>
          <table:table-cell table:style-name="ce10" office:value-type="float" office:value="32" calcext:value-type="float">
            <text:p>32</text:p>
          </table:table-cell>
          <table:table-cell table:style-name="ce11" office:value-type="float" office:value="0.0152972996577577" calcext:value-type="float">
            <text:p>1.53E-02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1" office:value-type="float" office:value="0.0204301837977742" calcext:value-type="float">
            <text:p>2.04E-02</text:p>
          </table:table-cell>
          <table:table-cell table:style-name="ce10"/>
          <table:table-cell table:number-columns-repeated="6"/>
          <table:table-cell table:style-name="ce10" office:value-type="float" office:value="64" calcext:value-type="float">
            <text:p>64</text:p>
          </table:table-cell>
          <table:table-cell table:style-name="ce11" office:value-type="float" office:value="0.000826257915311564" calcext:value-type="float">
            <text:p>8.26E-04</text:p>
          </table:table-cell>
          <table:table-cell table:style-name="ce10" table:formula="of:=LOG([.K12]/[.K13])/LOG(2)" office:value-type="float" office:value="4.21054100741912" calcext:value-type="float">
            <text:p>4.21054100741912</text:p>
          </table:table-cell>
          <table:table-cell table:number-columns-repeated="52"/>
        </table:table-row>
        <table:table-row table:style-name="ro1">
          <table:table-cell table:style-name="ce10" office:value-type="float" office:value="64" calcext:value-type="float">
            <text:p>64</text:p>
          </table:table-cell>
          <table:table-cell table:style-name="ce11" office:value-type="float" office:value="0.000806906456485068" calcext:value-type="float">
            <text:p>8.07E-04</text:p>
          </table:table-cell>
          <table:table-cell table:style-name="ce10" table:formula="of:=LOG([.B13]/[.B14])/LOG(2)" office:value-type="float" office:value="4.66215693932466" calcext:value-type="float">
            <text:p>4.66215693932466</text:p>
          </table:table-cell>
          <table:table-cell table:number-columns-repeated="6"/>
          <table:table-cell table:style-name="ce10" office:value-type="float" office:value="128" calcext:value-type="float">
            <text:p>128</text:p>
          </table:table-cell>
          <table:table-cell table:style-name="ce11" office:value-type="float" office:value="0.0000689000336647362" calcext:value-type="float">
            <text:p>6.89E-05</text:p>
          </table:table-cell>
          <table:table-cell table:style-name="ce10" table:formula="of:=LOG([.K13]/[.K14])/LOG(2)" office:value-type="float" office:value="3.58401559434031" calcext:value-type="float">
            <text:p>3.58401559434031</text:p>
          </table:table-cell>
          <table:table-cell table:number-columns-repeated="52"/>
        </table:table-row>
        <table:table-row table:style-name="ro1">
          <table:table-cell table:style-name="ce10" office:value-type="float" office:value="128" calcext:value-type="float">
            <text:p>128</text:p>
          </table:table-cell>
          <table:table-cell table:style-name="ce11" office:value-type="float" office:value="0.0000630350644001316" calcext:value-type="float">
            <text:p>6.30E-05</text:p>
          </table:table-cell>
          <table:table-cell table:style-name="ce10" table:formula="of:=LOG([.B14]/[.B15])/LOG(2)" office:value-type="float" office:value="3.67817495126509" calcext:value-type="float">
            <text:p>3.67817495126509</text:p>
          </table:table-cell>
          <table:table-cell table:number-columns-repeated="6"/>
          <table:table-cell table:style-name="ce10" office:value-type="float" office:value="256" calcext:value-type="float">
            <text:p>256</text:p>
          </table:table-cell>
          <table:table-cell table:style-name="ce11" office:value-type="float" office:value="0.00000539318539584521" calcext:value-type="float">
            <text:p>5.39E-06</text:p>
          </table:table-cell>
          <table:table-cell table:style-name="ce10" table:formula="of:=LOG([.K14]/[.K15])/LOG(2)" office:value-type="float" office:value="3.67529515401519" calcext:value-type="float">
            <text:p>3.67529515401519</text:p>
          </table:table-cell>
          <table:table-cell table:number-columns-repeated="52"/>
        </table:table-row>
        <table:table-row table:style-name="ro1">
          <table:table-cell table:style-name="ce10" office:value-type="float" office:value="256" calcext:value-type="float">
            <text:p>256</text:p>
          </table:table-cell>
          <table:table-cell table:style-name="ce11" office:value-type="float" office:value="0.0000075105328915683" calcext:value-type="float">
            <text:p>7.51E-06</text:p>
          </table:table-cell>
          <table:table-cell table:style-name="ce10" table:formula="of:=LOG([.B15]/[.B16])/LOG(2)" office:value-type="float" office:value="3.06916739784359" calcext:value-type="float">
            <text:p>3.06916739784359</text:p>
          </table:table-cell>
          <table:table-cell table:number-columns-repeated="6"/>
          <table:table-cell table:style-name="ce10" office:value-type="float" office:value="512" calcext:value-type="float">
            <text:p>512</text:p>
          </table:table-cell>
          <table:table-cell table:style-name="ce11" office:value-type="float" office:value="0.000000373382140569477" calcext:value-type="float">
            <text:p>3.73E-07</text:p>
          </table:table-cell>
          <table:table-cell table:style-name="ce10" table:formula="of:=LOG([.K15]/[.K16])/LOG(2)" office:value-type="float" office:value="3.85241280065758" calcext:value-type="float">
            <text:p>3.85241280065758</text:p>
          </table:table-cell>
          <table:table-cell table:number-columns-repeated="52"/>
        </table:table-row>
        <table:table-row table:style-name="ro1">
          <table:table-cell table:style-name="ce10" office:value-type="float" office:value="512" calcext:value-type="float">
            <text:p>512</text:p>
          </table:table-cell>
          <table:table-cell table:style-name="ce12" office:value-type="float" office:value="0.00000116541674881705" calcext:value-type="float">
            <text:p>1.17E-06</text:p>
          </table:table-cell>
          <table:table-cell table:style-name="ce10" table:formula="of:=LOG([.B16]/[.B17])/LOG(2)" office:value-type="float" office:value="2.68806932460782" calcext:value-type="float">
            <text:p>2.68806932460782</text:p>
          </table:table-cell>
          <table:table-cell table:number-columns-repeated="6"/>
          <table:table-cell table:style-name="ce10" office:value-type="float" office:value="1024" calcext:value-type="float">
            <text:p>1024</text:p>
          </table:table-cell>
          <table:table-cell table:style-name="ce11" office:value-type="float" office:value="0.00000000783013176519631" calcext:value-type="float">
            <text:p>7.83E-09</text:p>
          </table:table-cell>
          <table:table-cell table:style-name="ce10" table:formula="of:=LOG([.K16]/[.K17])/LOG(2)" office:value-type="float" office:value="5.57547252736633" calcext:value-type="float">
            <text:p>5.57547252736633</text:p>
          </table:table-cell>
          <table:table-cell table:number-columns-repeated="52"/>
        </table:table-row>
        <table:table-row table:style-name="ro1">
          <table:table-cell table:style-name="ce10" office:value-type="float" office:value="1024" calcext:value-type="float">
            <text:p>1024</text:p>
          </table:table-cell>
          <table:table-cell table:style-name="ce12" office:value-type="float" office:value="0.00000000783004894255868" calcext:value-type="float">
            <text:p>7.83E-09</text:p>
          </table:table-cell>
          <table:table-cell table:style-name="ce10" table:formula="of:=LOG([.B17]/[.B18])/LOG(2)" office:value-type="float" office:value="7.21760890907396" calcext:value-type="float">
            <text:p>7.21760890907396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8" office:value-type="string" calcext:value-type="string" table:number-columns-spanned="3" table:number-rows-spanned="1">
            <text:p>Sine Power Wave (Upwind)</text:p>
          </table:table-cell>
          <table:covered-table-cell table:number-columns-repeated="2" table:style-name="ce10"/>
          <table:table-cell table:number-columns-repeated="61"/>
        </table:table-row>
        <table:table-row table:style-name="ro2">
          <table:table-cell table:style-name="ce9" office:value-type="string" calcext:value-type="string">
            <text:p>No of Cells</text:p>
          </table:table-cell>
          <table:table-cell table:style-name="ce9" office:value-type="string" calcext:value-type="string">
            <text:p><text:span text:style-name="T1">L</text:span><text:span text:style-name="T2">max</text:span> Error</text:p>
          </table:table-cell>
          <table:table-cell table:style-name="ce9" office:value-type="string" calcext:value-type="string">
            <text:p>Convergence</text:p>
          </table:table-cell>
          <table:table-cell table:number-columns-repeated="61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1" office:value-type="float" office:value="0.0153562453136047" calcext:value-type="float">
            <text:p>1.54E-02</text:p>
          </table:table-cell>
          <table:table-cell table:style-name="ce10"/>
          <table:table-cell table:number-columns-repeated="61"/>
        </table:table-row>
        <table:table-row table:style-name="ro1">
          <table:table-cell table:style-name="ce10" office:value-type="float" office:value="64" calcext:value-type="float">
            <text:p>64</text:p>
          </table:table-cell>
          <table:table-cell table:style-name="ce11" office:value-type="float" office:value="0.000702102998712539" calcext:value-type="float">
            <text:p>7.02E-04</text:p>
          </table:table-cell>
          <table:table-cell table:style-name="ce10" table:formula="of:=LOG([.B22]/[.B23])/LOG(2)" office:value-type="float" office:value="4.45099901224846" calcext:value-type="float">
            <text:p>4.45099901224846</text:p>
          </table:table-cell>
          <table:table-cell table:number-columns-repeated="61"/>
        </table:table-row>
        <table:table-row table:style-name="ro1">
          <table:table-cell table:style-name="ce10" office:value-type="float" office:value="128" calcext:value-type="float">
            <text:p>128</text:p>
          </table:table-cell>
          <table:table-cell table:style-name="ce11" office:value-type="float" office:value="0.0000355632324523514" calcext:value-type="float">
            <text:p>3.56E-05</text:p>
          </table:table-cell>
          <table:table-cell table:style-name="ce10" table:formula="of:=LOG([.B23]/[.B24])/LOG(2)" office:value-type="float" office:value="4.30322432357331" calcext:value-type="float">
            <text:p>4.30322432357331</text:p>
          </table:table-cell>
          <table:table-cell table:number-columns-repeated="61"/>
        </table:table-row>
        <table:table-row table:style-name="ro1">
          <table:table-cell table:style-name="ce10" office:value-type="float" office:value="256" calcext:value-type="float">
            <text:p>256</text:p>
          </table:table-cell>
          <table:table-cell table:style-name="ce11" office:value-type="float" office:value="0.00000206168756966552" calcext:value-type="float">
            <text:p>2.06E-06</text:p>
          </table:table-cell>
          <table:table-cell table:style-name="ce10" table:formula="of:=LOG([.B24]/[.B25])/LOG(2)" office:value-type="float" office:value="4.10848883431197" calcext:value-type="float">
            <text:p>4.10848883431197</text:p>
          </table:table-cell>
          <table:table-cell table:number-columns-repeated="61"/>
        </table:table-row>
        <table:table-row table:style-name="ro1">
          <table:table-cell table:style-name="ce10" office:value-type="float" office:value="512" calcext:value-type="float">
            <text:p>512</text:p>
          </table:table-cell>
          <table:table-cell table:style-name="ce12" office:value-type="float" office:value="0.000000126208001161032" calcext:value-type="float">
            <text:p>1.26E-07</text:p>
          </table:table-cell>
          <table:table-cell table:style-name="ce10" table:formula="of:=LOG([.B25]/[.B26])/LOG(2)" office:value-type="float" office:value="4.02995044139817" calcext:value-type="float">
            <text:p>4.02995044139817</text:p>
          </table:table-cell>
          <table:table-cell table:number-columns-repeated="61"/>
        </table:table-row>
        <table:table-row table:style-name="ro1">
          <table:table-cell table:style-name="ce10" office:value-type="float" office:value="1024" calcext:value-type="float">
            <text:p>1024</text:p>
          </table:table-cell>
          <table:table-cell table:style-name="ce12" office:value-type="float" office:value="0.0000000078301267691927" calcext:value-type="float">
            <text:p>7.83E-09</text:p>
          </table:table-cell>
          <table:table-cell table:style-name="ce10" table:formula="of:=LOG([.B26]/[.B27])/LOG(2)" office:value-type="float" office:value="4.01062390015271" calcext:value-type="float">
            <text:p>4.01062390015271</text:p>
          </table:table-cell>
          <table:table-cell table:number-columns-repeated="61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=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1" table:default-cell-style-name="ce1"/>
        <table:table-row table:style-name="ro1">
          <table:table-cell table:number-columns-repeated="64"/>
        </table:table-row>
        <table:table-row table:style-name="ro1">
          <table:table-cell table:style-name="ce8" office:value-type="string" calcext:value-type="string" table:number-columns-spanned="3" table:number-rows-spanned="1">
            <text:p>Complex Sine Wave</text:p>
          </table:table-cell>
          <table:covered-table-cell table:number-columns-repeated="2" table:style-name="ce10"/>
          <table:table-cell table:number-columns-repeated="61"/>
        </table:table-row>
        <table:table-row table:style-name="ro2">
          <table:table-cell table:style-name="ce9" office:value-type="string" calcext:value-type="string">
            <text:p>No of Cells</text:p>
          </table:table-cell>
          <table:table-cell table:style-name="ce9" office:value-type="string" calcext:value-type="string">
            <text:p><text:span text:style-name="T1">L</text:span><text:span text:style-name="T2">max</text:span> Error</text:p>
          </table:table-cell>
          <table:table-cell table:style-name="ce9" office:value-type="string" calcext:value-type="string">
            <text:p>Convergence</text:p>
          </table:table-cell>
          <table:table-cell table:number-columns-repeated="61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1" office:value-type="float" office:value="0.000668808286866884" calcext:value-type="float">
            <text:p>6.69E-04</text:p>
          </table:table-cell>
          <table:table-cell table:style-name="ce10"/>
          <table:table-cell table:number-columns-repeated="61"/>
        </table:table-row>
        <table:table-row table:style-name="ro1">
          <table:table-cell table:style-name="ce10" office:value-type="float" office:value="64" calcext:value-type="float">
            <text:p>64</text:p>
          </table:table-cell>
          <table:table-cell table:style-name="ce11" office:value-type="float" office:value="0.0000224094751538617" calcext:value-type="float">
            <text:p>2.24E-05</text:p>
          </table:table-cell>
          <table:table-cell table:style-name="ce10" table:formula="of:=LOG([.B4]/[.B5])/LOG(2)" office:value-type="float" office:value="4.89941195784383" calcext:value-type="float">
            <text:p>4.89941195784383</text:p>
          </table:table-cell>
          <table:table-cell table:number-columns-repeated="61"/>
        </table:table-row>
        <table:table-row table:style-name="ro1">
          <table:table-cell table:style-name="ce10" office:value-type="float" office:value="128" calcext:value-type="float">
            <text:p>128</text:p>
          </table:table-cell>
          <table:table-cell table:style-name="ce11" office:value-type="float" office:value="0.000000716290151858701" calcext:value-type="float">
            <text:p>7.16E-07</text:p>
          </table:table-cell>
          <table:table-cell table:style-name="ce10" table:formula="of:=LOG([.B5]/[.B6])/LOG(2)" office:value-type="float" office:value="4.96742094321771" calcext:value-type="float">
            <text:p>4.96742094321771</text:p>
          </table:table-cell>
          <table:table-cell table:number-columns-repeated="61"/>
        </table:table-row>
        <table:table-row table:style-name="ro1">
          <table:table-cell table:style-name="ce10" office:value-type="float" office:value="256" calcext:value-type="float">
            <text:p>256</text:p>
          </table:table-cell>
          <table:table-cell table:style-name="ce11" office:value-type="float" office:value="0.0000000224843076379599" calcext:value-type="float">
            <text:p>2.25E-08</text:p>
          </table:table-cell>
          <table:table-cell table:style-name="ce10" table:formula="of:=LOG([.B6]/[.B7])/LOG(2)" office:value-type="float" office:value="4.99355374211988" calcext:value-type="float">
            <text:p>4.99355374211988</text:p>
          </table:table-cell>
          <table:table-cell table:number-columns-repeated="61"/>
        </table:table-row>
        <table:table-row table:style-name="ro1">
          <table:table-cell table:style-name="ce10" office:value-type="float" office:value="512" calcext:value-type="float">
            <text:p>512</text:p>
          </table:table-cell>
          <table:table-cell table:style-name="ce12" office:value-type="float" office:value="0.00000000070450090206009" calcext:value-type="float">
            <text:p>7.05E-10</text:p>
          </table:table-cell>
          <table:table-cell table:style-name="ce10" table:formula="of:=LOG([.B7]/[.B8])/LOG(2)" office:value-type="float" office:value="4.99617309558255" calcext:value-type="float">
            <text:p>4.99617309558255</text:p>
          </table:table-cell>
          <table:table-cell table:number-columns-repeated="3"/>
          <table:table-cell table:style-name="ce13" office:value-type="string" calcext:value-type="string" table:number-columns-spanned="2" table:number-rows-spanned="1">
            <text:p>Parameters</text:p>
          </table:table-cell>
          <table:covered-table-cell table:style-name="ce15"/>
          <table:table-cell table:number-columns-repeated="56"/>
        </table:table-row>
        <table:table-row table:style-name="ro1">
          <table:table-cell table:style-name="ce10" office:value-type="float" office:value="1024" calcext:value-type="float">
            <text:p>1024</text:p>
          </table:table-cell>
          <table:table-cell table:style-name="ce12" office:value-type="float" office:value="0.0000000000359606788791211" calcext:value-type="float">
            <text:p>3.60E-11</text:p>
          </table:table-cell>
          <table:table-cell table:style-name="ce10" table:formula="of:=LOG([.B8]/[.B9])/LOG(2)" office:value-type="float" office:value="4.29210939184025" calcext:value-type="float">
            <text:p>4.29210939184025</text:p>
          </table:table-cell>
          <table:table-cell table:number-columns-repeated="3"/>
          <table:table-cell table:style-name="ce14" office:value-type="string" calcext:value-type="string">
            <text:p>Final Time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14" office:value-type="string" calcext:value-type="string">
            <text:p>CFL</text:p>
          </table:table-cell>
          <table:table-cell table:style-name="ce14" office:value-type="float" office:value="0.9" calcext:value-type="float">
            <text:p>0.9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 table:number-columns-spanned="3" table:number-rows-spanned="1">
            <text:p>Sine Power Wave</text:p>
          </table:table-cell>
          <table:covered-table-cell table:number-columns-repeated="2" table:style-name="ce10"/>
          <table:table-cell table:style-name="ce16"/>
          <table:table-cell table:number-columns-repeated="60"/>
        </table:table-row>
        <table:table-row table:style-name="ro2">
          <table:table-cell table:style-name="ce9" office:value-type="string" calcext:value-type="string">
            <text:p>No of Cells</text:p>
          </table:table-cell>
          <table:table-cell table:style-name="ce9" office:value-type="string" calcext:value-type="string">
            <text:p><text:span text:style-name="T1">L</text:span><text:span text:style-name="T2">max</text:span> Error</text:p>
          </table:table-cell>
          <table:table-cell table:style-name="ce9" office:value-type="string" calcext:value-type="string">
            <text:p>Convergence</text:p>
          </table:table-cell>
          <table:table-cell table:style-name="ce16"/>
          <table:table-cell table:number-columns-repeated="60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1" office:value-type="float" office:value="0.0342501965255796" calcext:value-type="float">
            <text:p>3.43E-02</text:p>
          </table:table-cell>
          <table:table-cell table:style-name="ce10"/>
          <table:table-cell table:style-name="ce16"/>
          <table:table-cell table:number-columns-repeated="60"/>
        </table:table-row>
        <table:table-row table:style-name="ro1">
          <table:table-cell table:style-name="ce10" office:value-type="float" office:value="64" calcext:value-type="float">
            <text:p>64</text:p>
          </table:table-cell>
          <table:table-cell table:style-name="ce11" office:value-type="float" office:value="0.00218778006222286" calcext:value-type="float">
            <text:p>2.19E-03</text:p>
          </table:table-cell>
          <table:table-cell table:style-name="ce10" table:formula="of:=LOG([.B13]/[.B14])/LOG(2)" office:value-type="float" office:value="3.96857264995767" calcext:value-type="float">
            <text:p>3.96857264995767</text:p>
          </table:table-cell>
          <table:table-cell table:style-name="ce16"/>
          <table:table-cell table:number-columns-repeated="60"/>
        </table:table-row>
        <table:table-row table:style-name="ro1">
          <table:table-cell table:style-name="ce10" office:value-type="float" office:value="128" calcext:value-type="float">
            <text:p>128</text:p>
          </table:table-cell>
          <table:table-cell table:style-name="ce11" office:value-type="float" office:value="0.0000184517074574009" calcext:value-type="float">
            <text:p>1.85E-05</text:p>
          </table:table-cell>
          <table:table-cell table:style-name="ce10" table:formula="of:=LOG([.B14]/[.B15])/LOG(2)" office:value-type="float" office:value="6.88956957641046" calcext:value-type="float">
            <text:p>6.88956957641046</text:p>
          </table:table-cell>
          <table:table-cell table:style-name="ce16"/>
          <table:table-cell table:number-columns-repeated="60"/>
        </table:table-row>
        <table:table-row table:style-name="ro1">
          <table:table-cell table:style-name="ce10" office:value-type="float" office:value="256" calcext:value-type="float">
            <text:p>256</text:p>
          </table:table-cell>
          <table:table-cell table:style-name="ce11" office:value-type="float" office:value="0.000000582080142863539" calcext:value-type="float">
            <text:p>5.82E-07</text:p>
          </table:table-cell>
          <table:table-cell table:style-name="ce10" table:formula="of:=LOG([.B15]/[.B16])/LOG(2)" office:value-type="float" office:value="4.9863927120718" calcext:value-type="float">
            <text:p>4.9863927120718</text:p>
          </table:table-cell>
          <table:table-cell table:style-name="ce16"/>
          <table:table-cell table:number-columns-repeated="60"/>
        </table:table-row>
        <table:table-row table:style-name="ro1">
          <table:table-cell table:style-name="ce10" office:value-type="float" office:value="512" calcext:value-type="float">
            <text:p>512</text:p>
          </table:table-cell>
          <table:table-cell table:style-name="ce12" office:value-type="float" office:value="0.0000000182207018362135" calcext:value-type="float">
            <text:p>1.82E-08</text:p>
          </table:table-cell>
          <table:table-cell table:style-name="ce10" table:formula="of:=LOG([.B16]/[.B17])/LOG(2)" office:value-type="float" office:value="4.99756736625281" calcext:value-type="float">
            <text:p>4.99756736625281</text:p>
          </table:table-cell>
          <table:table-cell table:style-name="ce16"/>
          <table:table-cell table:number-columns-repeated="60"/>
        </table:table-row>
        <table:table-row table:style-name="ro1">
          <table:table-cell table:style-name="ce10" office:value-type="float" office:value="1024" calcext:value-type="float">
            <text:p>1024</text:p>
          </table:table-cell>
          <table:table-cell table:style-name="ce11" office:value-type="float" office:value="0.000000000570116065468085" calcext:value-type="float">
            <text:p>5.70E-10</text:p>
          </table:table-cell>
          <table:table-cell table:style-name="ce10" table:formula="of:=LOG([.B17]/[.B18])/LOG(2)" office:value-type="float" office:value="4.99817906442981" calcext:value-type="float">
            <text:p>4.99817906442981</text:p>
          </table:table-cell>
          <table:table-cell table:style-name="ce16"/>
          <table:table-cell table:number-columns-repeated="60"/>
        </table:table-row>
        <table:table-row table:style-name="ro1" table:number-rows-repeated="4">
          <table:table-cell table:style-name="ce16" table:number-columns-repeated="4"/>
          <table:table-cell table:number-columns-repeated="60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/00/0000</text:date>, <text:time style:data-style-name="N2" text:time-value="09:08:03.536723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4T09:14:55.318292164</meta:creation-date>
    <meta:generator>LibreOffice/6.4.5.2$Linux_X86_64 LibreOffice_project/40$Build-2</meta:generator>
    <dc:date>2020-09-13T11:31:44.100959408</dc:date>
    <meta:editing-duration>PT2H59M5S</meta:editing-duration>
    <meta:editing-cycles>97</meta:editing-cycles>
    <meta:document-statistic meta:table-count="3" meta:cell-count="183" meta:object-count="0"/>
  </office:meta>
</office:document-meta>
</file>